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2.064cm" style:auto-text-indent="false"/>
      <style:text-properties style:font-name="Verdana" style:text-underline-style="solid" style:text-underline-width="auto" style:text-underline-color="font-color"/>
    </style:style>
    <style:style style:name="P2" style:family="paragraph" style:parent-style-name="Standard">
      <style:paragraph-properties fo:margin-left="0cm" fo:margin-right="0cm" fo:text-align="justify" style:justify-single-word="false" fo:text-indent="2.064cm" style:auto-text-indent="false"/>
      <style:text-properties style:font-name="Verdana"/>
    </style:style>
    <style:style style:name="P3" style:family="paragraph" style:parent-style-name="Standard">
      <style:paragraph-properties fo:margin-left="0cm" fo:margin-right="0cm" fo:text-align="justify" style:justify-single-word="false" fo:text-indent="2.064cm" style:auto-text-indent="false"/>
      <style:text-properties style:font-name="Verdana" fo:font-size="10pt" style:text-underline-style="none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2.064cm" style:auto-text-indent="false"/>
      <style:text-properties fo:color="#3f7f5f" style:font-name="Monospace" fo:font-size="10pt" style:text-underline-style="none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margin-left="0cm" fo:margin-right="-0.503cm" fo:text-align="start" style:justify-single-word="false" fo:text-indent="2.011cm" style:auto-text-indent="false" style:text-autospace="none"/>
      <style:text-properties style:font-name="Monospace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2.037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2.037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fo:color="#1a1a1a"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2.011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1.984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1.984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1.958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1.958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1.958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1.958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1.958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1a1a1a"/>
    </style:style>
    <style:style style:name="T2" style:family="text">
      <style:text-properties fo:color="#1a1a1a" style:font-name-asian="Monospace" style:font-name-complex="Monospace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style:font-name-asian="Monospace" style:font-style-asian="italic" style:font-name-complex="Monospace" style:font-style-complex="italic"/>
    </style:style>
    <style:style style:name="T6" style:family="text">
      <style:text-properties fo:color="#000000" style:font-name-asian="Monospace" style:font-name-complex="Monospace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font-name="Monospace" style:font-name-asian="Monospace" style:font-name-complex="Monospace"/>
    </style:style>
    <style:style style:name="T10" style:family="text">
      <style:text-properties fo:color="#000000" style:font-name="Monospace" fo:font-style="italic" style:font-name-asian="Monospace" style:font-style-asian="italic" style:font-name-complex="Monospace" style:font-style-complex="italic"/>
    </style:style>
    <style:style style:name="T11" style:family="text">
      <style:text-properties fo:color="#000000" style:font-name="Monospace" fo:font-style="normal" style:font-name-asian="Monospace" style:font-style-asian="normal" style:font-name-complex="Monospace" style:font-style-complex="normal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7f0055" fo:font-weight="bold" style:font-name-asian="Monospace" style:font-weight-asian="bold" style:font-name-complex="Monospace" style:font-weight-complex="bold"/>
    </style:style>
    <style:style style:name="T14" style:family="text">
      <style:text-properties fo:color="#2a00ff"/>
    </style:style>
    <style:style style:name="T15" style:family="text">
      <style:text-properties fo:color="#3f7f5f"/>
    </style:style>
    <style:style style:name="T16" style:family="text">
      <style:text-properties fo:color="#3f7f5f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flection DSL</text:p>
      <text:p text:style-name="P2"/>
      <text:p text:style-name="P1">O que é?</text:p>
      <text:p text:style-name="P3">Reflection DSL é uma biblioteca para auxiliar a utilização da API reflection do java. Para este fim, eu decidi implementar esta biblioteca como uma DSL interna para deixar o processo de uso do reflection mais natural.</text:p>
      <text:p text:style-name="P2"/>
      <text:p text:style-name="P1">Como utilizar?</text:p>
      <text:p text:style-name="P3">Basta colocar o jar do “Reflection DSL” no seu classpath e utilizá-lo conforme os exemplos abaixo:</text:p>
      <text:p text:style-name="P3"/>
      <text:p text:style-name="P4">// Especificando a classe para realizar a introspeccao</text:p>
      <text:p text:style-name="P6"><text:span text:style-name="T6">Introspector</text:span><text:span text:style-name="T2"> </text:span><text:span text:style-name="T6">instrospector</text:span><text:span text:style-name="T2"> </text:span><text:span text:style-name="T6">=</text:span><text:span text:style-name="T2"> </text:span><text:span text:style-name="T6">Introspector.</text:span><text:span text:style-name="T5">forClass</text:span><text:span text:style-name="T6">(ClasseTeste.</text:span><text:span text:style-name="T13">class</text:span><text:span text:style-name="T6">);</text:span></text:p>
      <text:p text:style-name="P7"><text:span text:style-name="T16">// Invocando o constructor com dois parametros</text:span></text:p>
      <text:p text:style-name="P7"><text:span text:style-name="T3">instrospector.create(1000,</text:span><text:span text:style-name="T1"> </text:span><text:span text:style-name="T14">"s"</text:span><text:span text:style-name="T3">);</text:span></text:p>
      <text:p text:style-name="P8"><text:span text:style-name="T3"/></text:p>
      <text:p text:style-name="P8">// Obtendo o valor o field (neste caso atraves do metodo getter)</text:p>
      <text:p text:style-name="P9"><text:span text:style-name="T3">Object value = instrospector.field(</text:span><text:span text:style-name="T14">"valorInteger"</text:span><text:span text:style-name="T3">).invoke();</text:span></text:p>
      <text:p text:style-name="P9"/>
      <text:p text:style-name="P9"><text:span text:style-name="T15">// Obtendo o valor o field diretamente</text:span></text:p>
      <text:p text:style-name="P9"><text:span text:style-name="T3">Object value = instrospector.field(</text:span><text:span text:style-name="T14">"valorInteger"</text:span><text:span text:style-name="T3">)</text:span></text:p>
      <text:p text:style-name="P9"><text:span text:style-name="T1"><text:tab/></text:span><text:span text:style-name="T15">// especifica que se trata de um acesso direto ao field</text:span></text:p>
      <text:p text:style-name="P9"><text:span text:style-name="T1"><text:tab/></text:span><text:span text:style-name="T3">.directAccess()</text:span><text:span text:style-name="T1"> </text:span></text:p>
      <text:p text:style-name="P9"><text:span text:style-name="T1"><text:tab/></text:span><text:span text:style-name="T15">// permite o acesso a atributos privados</text:span></text:p>
      <text:p text:style-name="P9"><text:span text:style-name="T1"><text:tab/></text:span><text:span text:style-name="T3">.accessPrivateMembers()</text:span></text:p>
      <text:p text:style-name="P9"><text:span text:style-name="T1"><text:tab/></text:span><text:span text:style-name="T15">// obtem o valor o valor do field</text:span></text:p>
      <text:p text:style-name="P9"><text:span text:style-name="T1"><text:tab/></text:span><text:span text:style-name="T3">.invoke();</text:span></text:p>
      <text:p text:style-name="P30"/>
      <text:p text:style-name="P9"><text:span text:style-name="T15">// Setando o valor o field (neste caso atraves do metodo setter)</text:span></text:p>
      <text:p text:style-name="P9"><text:span text:style-name="T3">instrospector.field(</text:span><text:span text:style-name="T14">"valorInteger"</text:span><text:span text:style-name="T3">).invoke(100);</text:span></text:p>
      <text:p text:style-name="P9"/>
      <text:p text:style-name="P9"><text:span text:style-name="T15">// Setando o valor o field diretamente</text:span></text:p>
      <text:p text:style-name="P9"><text:span text:style-name="T3">instrospector.field(</text:span><text:span text:style-name="T14">"valorInteger"</text:span><text:span text:style-name="T3">)</text:span></text:p>
      <text:p text:style-name="P9"><text:span text:style-name="T1"><text:tab/></text:span><text:span text:style-name="T3">.directAccess()</text:span><text:span text:style-name="T1"> </text:span></text:p>
      <text:p text:style-name="P9"><text:span text:style-name="T1"><text:tab/></text:span><text:span text:style-name="T3">.accessPrivateMembers()</text:span></text:p>
      <text:p text:style-name="P9"><text:span text:style-name="T1"><text:tab/></text:span><text:span text:style-name="T3">.invoke(100);</text:span></text:p>
      <text:p text:style-name="P9"/>
      <text:p text:style-name="P9"><text:span text:style-name="T15">// Realizando chamada para um metodo da classe</text:span></text:p>
      <text:p text:style-name="P9"><text:span text:style-name="T3">instrospector.method(</text:span><text:span text:style-name="T14">"toString"</text:span><text:span text:style-name="T3">).invoke();</text:span></text:p>
      <text:p text:style-name="P9"><text:span text:style-name="T3">instrospector.method(</text:span><text:span text:style-name="T14">"getDobro"</text:span><text:span text:style-name="T3">).invoke(20);</text:span></text:p>
      <text:p text:style-name="P9"><text:span text:style-name="T3"/></text:p>
      <text:p text:style-name="P9"><text:span text:style-name="T3">Você pode também utilizar a biblioteca em uma classe já instanciada:</text:span></text:p>
      <text:p text:style-name="P9"><text:span text:style-name="T3"/></text:p>
      <text:p text:style-name="P31">// Especificando uma instancia para realizar a introspeccao</text:p>
      <text:p text:style-name="P32"><text:span text:style-name="T3">ClasseTeste</text:span><text:span text:style-name="T1"> </text:span><text:span text:style-name="T3">instance</text:span><text:span text:style-name="T1"> </text:span><text:span text:style-name="T3">=</text:span><text:span text:style-name="T1"> </text:span><text:span text:style-name="T12">new</text:span><text:span text:style-name="T1"> </text:span><text:span text:style-name="T3">ClasseTeste(1000,</text:span><text:span text:style-name="T1"> </text:span><text:span text:style-name="T14">"S"</text:span><text:span text:style-name="T3">);</text:span></text:p>
      <text:p text:style-name="P32"><text:span text:style-name="T3">Introspector</text:span><text:span text:style-name="T1"> </text:span><text:span text:style-name="T8">instrospectorObject</text:span><text:span text:style-name="T1"> </text:span><text:span text:style-name="T3">=</text:span><text:span text:style-name="T1"> </text:span><text:span text:style-name="T3">Introspector.</text:span><text:span text:style-name="T4">inObject</text:span><text:span text:style-name="T3">(instance);</text:span></text:p>
      <text:p text:style-name="P3"/>
      <text:p text:style-name="P3">A biblioteca conta com um recurso de adicionar interceptadores nas classes. Para utilizar este recurso, a classe tem que ser instanciada através do método <text:span text:style-name="T10">create()</text:span><text:span text:style-name="T11"> e existe</text:span><text:span text:style-name="T10"> </text:span>dependência com as bibliotecas do cglib e asm.</text:p>
      <text:p text:style-name="P3"/>
      <text:p text:style-name="P4">// Especificando a classe para realizar a introspeccao</text:p>
      <text:p text:style-name="P34"><text:span text:style-name="T3">Introspector</text:span><text:span text:style-name="T1"> </text:span><text:span text:style-name="T3">instrospector</text:span><text:span text:style-name="T1"> </text:span><text:span text:style-name="T3">=</text:span><text:span text:style-name="T1"> </text:span><text:span text:style-name="T3">Introspector.</text:span><text:span text:style-name="T4">forClass</text:span><text:span text:style-name="T3">(ClasseTeste.</text:span><text:span text:style-name="T12">class</text:span><text:span text:style-name="T3">);</text:span></text:p>
      <text:p text:style-name="P38">// Aplica um interceptador</text:p>
      <text:p text:style-name="P34"><text:span text:style-name="T3">instrospector.applyInterceptor(</text:span><text:span text:style-name="T12">new</text:span><text:span text:style-name="T1"> </text:span><text:span text:style-name="T3">MyInterceptorTest());</text:span></text:p>
      <text:p text:style-name="P34"><text:span text:style-name="T15">// Invocando o constructor com dois parametros</text:span></text:p>
      <text:p text:style-name="P34"><text:span text:style-name="T3">instrospector.create(1000,</text:span><text:span text:style-name="T1"> </text:span><text:span text:style-name="T14">"s"</text:span><text:span text:style-name="T3">)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adilson User</meta:initial-creator>
    <meta:creation-date>2009-03-12T17:37:21</meta:creation-date>
    <dc:creator>nadilson User</dc:creator>
    <dc:date>2009-03-12T18:33:55</dc:date>
    <meta:editing-cycles>1</meta:editing-cycles>
    <meta:editing-duration>PT1M53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40" meta:word-count="262" meta:character-count="2067"/>
  </office:meta>
</office:document-meta>
</file>